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ohit Devanagari1" svg:font-family="'Lohit Devanagari'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1795b" officeooo:paragraph-rsid="0011795b"/>
    </style:style>
    <style:style style:name="P2" style:family="paragraph" style:parent-style-name="Standard">
      <style:paragraph-properties fo:text-align="start" style:justify-single-word="false"/>
      <style:text-properties officeooo:rsid="0011795b" officeooo:paragraph-rsid="0011795b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19da4" officeooo:paragraph-rsid="00119da4" style:font-style-asian="italic" style:font-style-complex="italic"/>
    </style:style>
    <style:style style:name="P4" style:family="paragraph" style:parent-style-name="Standard">
      <style:text-properties fo:font-style="italic" officeooo:rsid="0012afa2" officeooo:paragraph-rsid="0012afa2" style:font-style-asian="italic" style:font-style-complex="italic"/>
    </style:style>
    <style:style style:name="P5" style:family="paragraph" style:parent-style-name="Standard">
      <style:text-properties fo:font-style="italic" officeooo:rsid="0014972c" officeooo:paragraph-rsid="0014972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19da4" officeooo:paragraph-rsid="00119da4" style:font-style-asian="normal" style:font-style-complex="normal"/>
    </style:style>
    <style:style style:name="P7" style:family="paragraph" style:parent-style-name="Standard">
      <style:text-properties fo:font-style="normal" officeooo:rsid="0012afa2" officeooo:paragraph-rsid="0012afa2" style:font-style-asian="normal" style:font-style-complex="normal"/>
    </style:style>
    <style:style style:name="P8" style:family="paragraph" style:parent-style-name="Standard">
      <style:text-properties fo:font-style="normal" officeooo:rsid="0014972c" officeooo:paragraph-rsid="0014972c" style:font-style-asian="normal" style:font-style-complex="normal"/>
    </style:style>
    <style:style style:name="P9" style:family="paragraph" style:parent-style-name="Standard">
      <style:text-properties fo:font-style="normal" officeooo:rsid="0016f8f0" officeooo:paragraph-rsid="0016f8f0" style:font-style-asian="normal" style:font-style-complex="normal"/>
    </style:style>
    <style:style style:name="P10" style:family="paragraph" style:parent-style-name="Standard">
      <style:text-properties officeooo:paragraph-rsid="0012afa2"/>
    </style:style>
    <style:style style:name="P11" style:family="paragraph" style:parent-style-name="Standard">
      <style:text-properties officeooo:rsid="0012afa2" officeooo:paragraph-rsid="0012afa2"/>
    </style:style>
    <style:style style:name="P12" style:family="paragraph" style:parent-style-name="Text_20_body">
      <style:paragraph-properties fo:text-align="start" style:justify-single-word="false"/>
      <style:text-properties officeooo:rsid="0011795b" officeooo:paragraph-rsid="0011795b"/>
    </style:style>
    <style:style style:name="P13" style:family="paragraph" style:parent-style-name="Text_20_body">
      <style:text-properties officeooo:rsid="0012afa2" officeooo:paragraph-rsid="0012afa2"/>
    </style:style>
    <style:style style:name="P14" style:family="paragraph" style:parent-style-name="Text_20_body">
      <style:text-properties officeooo:paragraph-rsid="0012afa2"/>
    </style:style>
    <style:style style:name="P15" style:family="paragraph" style:parent-style-name="Table_20_Contents">
      <style:text-properties officeooo:rsid="0014acdf" officeooo:paragraph-rsid="0014acdf"/>
    </style:style>
    <style:style style:name="P16" style:family="paragraph" style:parent-style-name="Heading_20_2">
      <style:paragraph-properties fo:text-align="center" style:justify-single-word="false"/>
      <style:text-properties officeooo:paragraph-rsid="0011795b"/>
    </style:style>
    <style:style style:name="P1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8" style:family="paragraph" style:parent-style-name="Heading_20_1">
      <style:paragraph-properties fo:text-align="center" style:justify-single-word="false"/>
      <style:text-properties officeooo:rsid="0011795b" officeooo:paragraph-rsid="0011795b"/>
    </style:style>
    <style:style style:name="P19" style:family="paragraph" style:parent-style-name="Heading_20_1">
      <style:text-properties officeooo:rsid="0012afa2" officeooo:paragraph-rsid="0012afa2"/>
    </style:style>
    <style:style style:name="T1" style:family="text">
      <style:text-properties officeooo:rsid="0011795b"/>
    </style:style>
    <style:style style:name="T2" style:family="text">
      <style:text-properties officeooo:rsid="00119da4"/>
    </style:style>
    <style:style style:name="T3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6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officeooo:rsid="0014acdf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a współbieżności</text:p>
      <text:h text:style-name="P18" text:outline-level="1">Laboratorium 6</text:h>
      <text:h text:style-name="P16" text:outline-level="2"><text:span text:style-name="T1">Andrzej Ratajczak</text:span></text:h>
      <text:h text:style-name="P17" text:outline-level="2">1. Rozwiązanie pierwsze z trywialnymi symetrycznymi filozofami.</text:h>
      <text:p text:style-name="P12">Celem <text:span text:style-name="T2">pierwszego ćwiczenia było zaimplementować rozwiązanie dla problemu 5 filozofów w trywialny sposób. Najprostszym sposobem są symetryczni filozofowie, którzy biorą zawsze najpierw lewy widelec, później prawy. Następnie jedzą i odkładają sztućce po posiłku. Poniższy kod prezentuje rozwiązanie.</text:span></text:p>
      <text:p text:style-name="P2"><text:span text:style-name="T3">class </text:span><text:span text:style-name="T4">Widelec {</text:span><text:line-break/><text:span text:style-name="T4"> <text:s text:c="3"/></text:span><text:span text:style-name="T3">private </text:span><text:span text:style-name="T4">ReentrantLock </text:span><text:span text:style-name="T6">lock </text:span><text:span text:style-name="T4">= </text:span><text:span text:style-name="T3">new </text:span><text:span text:style-name="T4">ReentrantLock()</text:span><text:span text:style-name="T3">;</text:span><text:line-break/><text:line-break/><text:span text:style-name="T3"> <text:s text:c="3"/>public void </text:span><text:span text:style-name="T8">podnies</text:span><text:span text:style-name="T4">() {</text:span><text:line-break/><text:span text:style-name="T4"> <text:s text:c="7"/></text:span><text:span text:style-name="T6">lock</text:span><text:span text:style-name="T4">.lock()</text:span><text:span text:style-name="T3">;</text:span><text:line-break/><text:span text:style-name="T3"> <text:s text:c="3"/></text:span><text:span text:style-name="T4">}</text:span><text:line-break/><text:span text:style-name="T4"> <text:s text:c="3"/></text:span><text:span text:style-name="T3">public void </text:span><text:span text:style-name="T8">odloz</text:span><text:span text:style-name="T4">() {</text:span><text:line-break/><text:span text:style-name="T4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ilozof </text:span><text:span text:style-name="T3">extends </text:span><text:span text:style-name="T4">Thread {</text:span><text:line-break/><text:span text:style-name="T4"> <text:s text:c="3"/></text:span><text:span text:style-name="T3">private int </text:span><text:span text:style-name="T6">_licznik </text:span><text:span text:style-name="T4">= </text:span><text:span text:style-name="T9">0</text:span><text:span text:style-name="T3">;</text:span><text:line-break/><text:line-break/><text:span text:style-name="T3"> <text:s text:c="3"/>private </text:span><text:span text:style-name="T4">Widelec </text:span><text:span text:style-name="T6">leftFork</text:span><text:span text:style-name="T3">;</text:span><text:line-break/><text:span text:style-name="T3"> <text:s text:c="3"/>private </text:span><text:span text:style-name="T4">Widelec </text:span><text:span text:style-name="T6">rightFork</text:span><text:span text:style-name="T3">;</text:span><text:line-break/><text:line-break/><text:span text:style-name="T3"> <text:s text:c="3"/>public </text:span><text:span text:style-name="T8">Filozof</text:span><text:span text:style-name="T4">(Widelec left</text:span><text:span text:style-name="T3">, </text:span><text:span text:style-name="T4">Widelec right) {</text:span><text:line-break/><text:span text:style-name="T4"> <text:s text:c="7"/></text:span><text:span text:style-name="T6">leftFork </text:span><text:span text:style-name="T4">= left</text:span><text:span text:style-name="T3">;</text:span><text:line-break/><text:span text:style-name="T3"> <text:s text:c="7"/></text:span><text:span text:style-name="T6">rightFork </text:span><text:span text:style-name="T4">= right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3">true</text:span><text:span text:style-name="T4">) {</text:span><text:line-break/><text:span text:style-name="T4"> <text:s text:c="11"/></text:span><text:span text:style-name="T6">leftFork</text:span><text:span text:style-name="T4">.podnies()</text:span><text:span text:style-name="T3">;</text:span><text:line-break/><text:span text:style-name="T3"> <text:s text:c="11"/></text:span><text:span text:style-name="T6">rightFork</text:span><text:span text:style-name="T4">.podnies()</text:span><text:span text:style-name="T3">;</text:span><text:line-break/><text:line-break/><text:span text:style-name="T3"> <text:s text:c="11"/></text:span><text:span text:style-name="T10">// jedzenie</text:span><text:line-break/><text:span text:style-name="T10"> <text:s text:c="11"/></text:span><text:span text:style-name="T4">++</text:span><text:span text:style-name="T6">_licznik</text:span><text:span text:style-name="T3">;</text:span><text:line-break/><text:span text:style-name="T3"> <text:s text:c="11"/>if </text:span><text:span text:style-name="T4">(</text:span><text:span text:style-name="T6">_licznik </text:span><text:span text:style-name="T4">% </text:span><text:span text:style-name="T9">100 </text:span><text:span text:style-name="T4">== </text:span><text:span text:style-name="T9">0</text:span><text:span text:style-name="T4">) {</text:span><text:line-break/><text:span text:style-name="T4"> <text:s text:c="15"/>System.</text:span><text:span text:style-name="T7">out</text:span><text:span text:style-name="T4">.println(</text:span><text:span text:style-name="T11">"Filozof: " </text:span><text:span text:style-name="T4">+ Thread.</text:span><text:span text:style-name="T5">currentThread</text:span><text:span text:style-name="T4">() +</text:span><text:line-break/><text:span text:style-name="T4"> <text:s text:c="23"/></text:span><text:span text:style-name="T11">"jadlem " </text:span><text:span text:style-name="T4">+ </text:span><text:span text:style-name="T6">_licznik </text:span><text:span text:style-name="T4">+ </text:span><text:span text:style-name="T11">" razy"</text:span><text:span text:style-name="T4">)</text:span><text:span text:style-name="T3">;</text:span><text:line-break/><text:span text:style-name="T3"> <text:s text:c="11"/></text:span><text:span text:style-name="T4">}</text:span><text:line-break/><text:span text:style-name="T4"> <text:s text:c="11"/></text:span><text:span text:style-name="T10">// koniec jedzenia</text:span><text:line-break/><text:span text:style-name="T10"> <text:s text:c="11"/></text:span><text:span text:style-name="T6">leftFork</text:span><text:span text:style-name="T4">.odloz()</text:span><text:span text:style-name="T3">;</text:span><text:line-break/><text:span text:style-name="T3"> <text:s text:c="11"/></text:span><text:span text:style-name="T6">rightFork</text:span><text:span text:style-name="T4">.odloz(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text:line-break/><text:line-break/><text:span text:style-name="T3">public class </text:span><text:span text:style-name="T4">MainA {</text:span><text:line-break/><text:span text:style-name="T4"> <text:s text:c="3"/></text:span><text:span text:style-name="T3">public static void </text:span><text:span text:style-name="T8">main</text:span><text:span text:style-name="T4">(String[] args) {</text:span><text:line-break/><text:span text:style-name="T4"> <text:s text:c="7"/>Widelec[] widelce = </text:span><text:span text:style-name="T3">new </text:span><text:span text:style-name="T4">Widelec[</text:span><text:span text:style-name="T9">5</text:span><text:span text:style-name="T4">]</text:span><text:span text:style-name="T3">;</text:span><text:line-break/><text:soft-page-break/><text:span text:style-name="T3"> <text:s text:c="7"/></text:span><text:span text:style-name="T4">Filozof[] filozofowie = </text:span><text:span text:style-name="T3">new </text:span><text:span text:style-name="T4">Filozof[</text:span><text:span text:style-name="T9">5</text:span><text:span text:style-name="T4">]</text:span><text:span text:style-name="T3">;</text:span><text:line-break/><text:span text:style-name="T3"> <text:s text:c="7"/></text:span><text:span text:style-name="T4">widelce[</text:span><text:span text:style-name="T9">0</text:span><text:span text:style-name="T4">] = </text:span><text:span text:style-name="T3">new </text:span><text:span text:style-name="T4">Widelec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</text:span><text:span text:style-name="T3">if</text:span><text:span text:style-name="T4">(i != </text:span><text:span text:style-name="T9">4</text:span><text:span text:style-name="T4">)</text:span><text:line-break/><text:span text:style-name="T4"> <text:s text:c="11"/>widelce[i+</text:span><text:span text:style-name="T9">1</text:span><text:span text:style-name="T4">] = </text:span><text:span text:style-name="T3">new </text:span><text:span text:style-name="T4">Widelec()</text:span><text:span text:style-name="T3">;</text:span><text:line-break/><text:span text:style-name="T3"> <text:s text:c="11"/></text:span><text:span text:style-name="T4">filozofowie[i] = </text:span><text:span text:style-name="T3">new </text:span><text:span text:style-name="T4">Filozof(widelce[i%</text:span><text:span text:style-name="T9">5</text:span><text:span text:style-name="T4">]</text:span><text:span text:style-name="T3">, </text:span><text:span text:style-name="T4">widelce[(i+</text:span><text:span text:style-name="T9">1</text:span><text:span text:style-name="T4">)%</text:span><text:span text:style-name="T9">5</text:span><text:span text:style-name="T4">])</text:span><text:span text:style-name="T3">;</text:span><text:line-break/><text:span text:style-name="T3"> <text:s text:c="7"/></text:span><text:span text:style-name="T4">}</text:span><text:line-break/><text:line-break/><text:span text:style-name="T4"> <text:s text:c="7"/></text:span><text:span text:style-name="T3"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start(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/text:p>
      <text:p text:style-name="P2"><text:span text:style-name="T4"/></text:p>
      <text:p text:style-name="P3">Kod źródłowy 1. Trywialna implementacja roziwiązania problemu pięciu filozofów.</text:p>
      <text:p text:style-name="P3"/>
      <text:p text:style-name="P6">Kiedy jednak uruchomimy program dochodzi do zakleszczenia. Dzieje się to dla tego, gdyż możliwa jest konfiguracja, że wszyscy filozofowie podniosą jednocześnie lewy widelec i będą oczekiwali na zwolnienie się prawego. Aby poprawić to rozwiązanie zaimplementuję filozofów tak, aby podnosili oba widelce, w przeciwnym wypadku nie rezerwują żadnego.</text:p>
      <text:p text:style-name="P6"/>
      <text:h text:style-name="P19" text:outline-level="1">2. Implementacja filozofów jednocześnie podnoszących widelce.</text:h>
      <text:p text:style-name="P14"/>
      <text:p text:style-name="P10"><text:span text:style-name="T3">class </text:span><text:span text:style-name="T4">Widelec {</text:span><text:line-break/><text:span text:style-name="T4"> <text:s text:c="3"/></text:span><text:span text:style-name="T3">private </text:span><text:span text:style-name="T4">ReentrantLock </text:span><text:span text:style-name="T6">lock </text:span><text:span text:style-name="T4">= </text:span><text:span text:style-name="T3">new </text:span><text:span text:style-name="T4">ReentrantLock()</text:span><text:span text:style-name="T3">;</text:span><text:line-break/><text:line-break/><text:span text:style-name="T3"> <text:s text:c="3"/>public boolean </text:span><text:span text:style-name="T8">podnies</text:span><text:span text:style-name="T4">() {</text:span><text:line-break/><text:span text:style-name="T4"> <text:s text:c="7"/></text:span><text:span text:style-name="T3">return </text:span><text:span text:style-name="T6">lock</text:span><text:span text:style-name="T4">.tryLock(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odloz</text:span><text:span text:style-name="T4">() {</text:span><text:line-break/><text:span text:style-name="T4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ilozof </text:span><text:span text:style-name="T3">extends </text:span><text:span text:style-name="T4">Thread {</text:span><text:line-break/><text:span text:style-name="T4"> <text:s text:c="3"/></text:span><text:span text:style-name="T3">private int </text:span><text:span text:style-name="T6">_licznik </text:span><text:span text:style-name="T4">= </text:span><text:span text:style-name="T9">0</text:span><text:span text:style-name="T3">;</text:span><text:line-break/><text:line-break/><text:span text:style-name="T3"> <text:s text:c="3"/>private </text:span><text:span text:style-name="T4">Widelec </text:span><text:span text:style-name="T6">leftFork</text:span><text:span text:style-name="T3">;</text:span><text:line-break/><text:span text:style-name="T3"> <text:s text:c="3"/>private </text:span><text:span text:style-name="T4">Widelec </text:span><text:span text:style-name="T6">rightFork</text:span><text:span text:style-name="T3">;</text:span><text:line-break/><text:line-break/><text:span text:style-name="T3"> <text:s text:c="3"/>public </text:span><text:span text:style-name="T8">Filozof</text:span><text:span text:style-name="T4">(Widelec left</text:span><text:span text:style-name="T3">, </text:span><text:span text:style-name="T4">Widelec right) {</text:span><text:line-break/><text:span text:style-name="T4"> <text:s text:c="7"/></text:span><text:span text:style-name="T6">leftFork </text:span><text:span text:style-name="T4">= left</text:span><text:span text:style-name="T3">;</text:span><text:line-break/><text:span text:style-name="T3"> <text:s text:c="7"/></text:span><text:span text:style-name="T6">rightFork </text:span><text:span text:style-name="T4">= right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6">_licznik </text:span><text:span text:style-name="T4">&lt; </text:span><text:span text:style-name="T9">10000000</text:span><text:span text:style-name="T4">) {</text:span><text:line-break/><text:span text:style-name="T4"> <text:s text:c="11"/></text:span><text:span text:style-name="T3">if</text:span><text:span text:style-name="T4">(</text:span><text:span text:style-name="T6">leftFork</text:span><text:span text:style-name="T4">.podnies()) {</text:span><text:line-break/><text:span text:style-name="T4"> <text:s text:c="15"/></text:span><text:span text:style-name="T3">if</text:span><text:span text:style-name="T4">(</text:span><text:span text:style-name="T6">rightFork</text:span><text:span text:style-name="T4">.podnies()) {</text:span><text:line-break/><text:span text:style-name="T4"> <text:s text:c="19"/>++</text:span><text:span text:style-name="T6">_licznik</text:span><text:span text:style-name="T3">;</text:span><text:line-break/><text:span text:style-name="T3"> <text:s text:c="19"/></text:span><text:span text:style-name="T6">leftFork</text:span><text:span text:style-name="T4">.odloz()</text:span><text:span text:style-name="T3">;</text:span><text:line-break/><text:span text:style-name="T3"> <text:s text:c="19"/></text:span><text:span text:style-name="T6">rightFork</text:span><text:span text:style-name="T4">.odloz()</text:span><text:span text:style-name="T3">;</text:span><text:line-break/><text:span text:style-name="T3"> <text:s text:c="15"/></text:span><text:span text:style-name="T4">} </text:span><text:span text:style-name="T3">else </text:span><text:span text:style-name="T4">{</text:span><text:line-break/><text:span text:style-name="T4"> <text:s text:c="19"/></text:span><text:span text:style-name="T6">leftFork</text:span><text:span text:style-name="T4">.odloz()</text:span><text:span text:style-name="T3">;</text:span><text:line-break/><text:span text:style-name="T3"> <text:s text:c="15"/></text:span><text:span text:style-name="T4">}</text:span><text:line-break/><text:span text:style-name="T4"> <text:s text:c="11"/>}</text:span><text:line-break/><text:span text:style-name="T4"> <text:s text:c="7"/>}</text:span><text:line-break/><text:span text:style-name="T4"> <text:s text:c="3"/>}</text:span><text:line-break/><text:soft-page-break/><text:span text:style-name="T4">}</text:span><text:line-break/><text:line-break/><text:span text:style-name="T3">public class </text:span><text:span text:style-name="T4">MainB {</text:span><text:line-break/><text:span text:style-name="T4"> <text:s text:c="3"/></text:span><text:span text:style-name="T3">public static void </text:span><text:span text:style-name="T8">main</text:span><text:span text:style-name="T4">(String[] args) </text:span><text:span text:style-name="T3">throws </text:span><text:span text:style-name="T4">Exception {</text:span><text:line-break/><text:span text:style-name="T4"> <text:s text:c="7"/>Widelec[] widelce = </text:span><text:span text:style-name="T3">new </text:span><text:span text:style-name="T4">Widelec[</text:span><text:span text:style-name="T9">5</text:span><text:span text:style-name="T4">]</text:span><text:span text:style-name="T3">;</text:span><text:line-break/><text:span text:style-name="T3"> <text:s text:c="7"/></text:span><text:span text:style-name="T4">Filozof[] filozofowie = </text:span><text:span text:style-name="T3">new </text:span><text:span text:style-name="T4">Filozof[</text:span><text:span text:style-name="T9">5</text:span><text:span text:style-name="T4">]</text:span><text:span text:style-name="T3">;</text:span><text:line-break/><text:span text:style-name="T3"> <text:s text:c="7"/></text:span><text:span text:style-name="T4">widelce[</text:span><text:span text:style-name="T9">0</text:span><text:span text:style-name="T4">] = </text:span><text:span text:style-name="T3">new </text:span><text:span text:style-name="T4">Widelec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</text:span><text:span text:style-name="T3">if</text:span><text:span text:style-name="T4">(i != </text:span><text:span text:style-name="T9">4</text:span><text:span text:style-name="T4">)</text:span><text:line-break/><text:span text:style-name="T4"> <text:s text:c="11"/>widelce[i+</text:span><text:span text:style-name="T9">1</text:span><text:span text:style-name="T4">] = </text:span><text:span text:style-name="T3">new </text:span><text:span text:style-name="T4">Widelec()</text:span><text:span text:style-name="T3">;</text:span><text:line-break/><text:span text:style-name="T3"> <text:s text:c="11"/></text:span><text:span text:style-name="T4">filozofowie[i] = </text:span><text:span text:style-name="T3">new </text:span><text:span text:style-name="T4">Filozof(widelce[i%</text:span><text:span text:style-name="T9">5</text:span><text:span text:style-name="T4">]</text:span><text:span text:style-name="T3">, </text:span><text:span text:style-name="T4">widelce[(i+</text:span><text:span text:style-name="T9">1</text:span><text:span text:style-name="T4">)%</text:span><text:span text:style-name="T9">5</text:span><text:span text:style-name="T4">]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start = System.</text:span><text:span text:style-name="T5">nanoTime</text:span><text:span text:style-name="T4">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start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join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exit = System.</text:span><text:span text:style-name="T5">nanoTime</text:span><text:span text:style-name="T4">()</text:span><text:span text:style-name="T3">;</text:span><text:line-break/><text:span text:style-name="T3"> <text:s text:c="7"/></text:span><text:span text:style-name="T4">System.</text:span><text:span text:style-name="T7">out</text:span><text:span text:style-name="T4">.println(exit - start)</text:span><text:span text:style-name="T3">;</text:span><text:line-break/><text:line-break/><text:line-break/><text:span text:style-name="T3"> <text:s text:c="3"/></text:span><text:span text:style-name="T4">}</text:span><text:line-break/><text:span text:style-name="T4">}</text:span></text:p>
      <text:p text:style-name="P4">Kod źródłowy 2. Implementacja rozwiązania problemu filozofów z jednocześnie podnoszonymi widelcami.</text:p>
      <text:p text:style-name="P4"/>
      <text:p text:style-name="P7">Powyższe rozwiązanie nie prowadzi już do zakleszeczeń. Jeżeli któryś z filozofów nie może podnieść obu widelców, to nie przechowuje żadnego na później. Problemem tego rozwiązania jest brak synchronizacji który z wątków jadł. Może to prowadzić do zagłodzenia pozostałych wątków. W celu sprawiedliwego rozłożenia zasobów wprowadzimy dodatkowy mechanizm lokaja, który zagwarantuje sprawiedliwy rozdział.</text:p>
      <text:p text:style-name="P7"/>
      <text:h text:style-name="P19" text:outline-level="1">3. Rozwiązanie problemu filozofów z lokajem.</text:h>
      <text:p text:style-name="P13">Wprwadzimy kolejny wątek, który reprezentuje lokaja. Odpowiedzialny jest na zbieranie zamówień na chęć jedzenia oraz dysponowanie widelcami w sprawiedliwy sposób.</text:p>
      <text:p text:style-name="P11"><text:span text:style-name="T3">class </text:span><text:span text:style-name="T4">Lokaj </text:span><text:span text:style-name="T3">extends </text:span><text:span text:style-name="T4">Thread {</text:span><text:line-break/><text:span text:style-name="T4"> <text:s text:c="3"/>ReentrantLock </text:span><text:span text:style-name="T6">lock </text:span><text:span text:style-name="T4">= </text:span><text:span text:style-name="T3">new </text:span><text:span text:style-name="T4">ReentrantLock()</text:span><text:span text:style-name="T3">;</text:span><text:line-break/><text:span text:style-name="T3"> <text:s text:c="3"/></text:span><text:span text:style-name="T4">Queue&lt;Filozof&gt; </text:span><text:span text:style-name="T6">queue </text:span><text:span text:style-name="T4">= </text:span><text:span text:style-name="T3">new </text:span><text:span text:style-name="T4">ConcurrentLinkedQueue&lt;&gt;()</text:span><text:span text:style-name="T3">;</text:span><text:line-break/><text:span text:style-name="T3"> <text:s text:c="3"/></text:span><text:span text:style-name="T4">AtomicInteger </text:span><text:span text:style-name="T6">forks </text:span><text:span text:style-name="T4">= </text:span><text:span text:style-name="T3">new </text:span><text:span text:style-name="T4">AtomicInteger(</text:span><text:span text:style-name="T9">5</text:span><text:span text:style-name="T4">)</text:span><text:span text:style-name="T3">;</text:span><text:line-break/><text:line-break/><text:span text:style-name="T3"> <text:s text:c="3"/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3">true</text:span><text:span text:style-name="T4">) {</text:span><text:line-break/><text:span text:style-name="T4"> <text:s text:c="11"/></text:span><text:span text:style-name="T3">if</text:span><text:span text:style-name="T4">(!</text:span><text:span text:style-name="T6">queue</text:span><text:span text:style-name="T4">.isEmpty() &amp;&amp; </text:span><text:span text:style-name="T6">forks</text:span><text:span text:style-name="T4">.get() &gt;= </text:span><text:span text:style-name="T9">2</text:span><text:span text:style-name="T4">) {</text:span><text:line-break/><text:span text:style-name="T4"> <text:s text:c="15"/></text:span><text:span text:style-name="T6">lock</text:span><text:span text:style-name="T4">.lock()</text:span><text:span text:style-name="T3">;</text:span><text:line-break/><text:span text:style-name="T3"> <text:s text:c="15"/></text:span><text:span text:style-name="T4">Filozof filozof = </text:span><text:span text:style-name="T6">queue</text:span><text:span text:style-name="T4">.peek()</text:span><text:span text:style-name="T3">;</text:span><text:line-break/><text:span text:style-name="T3"> <text:s text:c="15"/></text:span><text:span text:style-name="T6">queue</text:span><text:span text:style-name="T4">.remove()</text:span><text:span text:style-name="T3">;</text:span><text:line-break/><text:span text:style-name="T3"> <text:s text:c="15"/></text:span><text:span text:style-name="T6">forks</text:span><text:span text:style-name="T4">.addAndGet(-</text:span><text:span text:style-name="T9">2</text:span><text:span text:style-name="T4">)</text:span><text:span text:style-name="T3">;</text:span><text:line-break/><text:span text:style-name="T3"> <text:s text:c="15"/></text:span><text:span text:style-name="T4">filozof.</text:span><text:span text:style-name="T6">s</text:span><text:span text:style-name="T4">.release()</text:span><text:span text:style-name="T3">;</text:span><text:line-break/><text:span text:style-name="T3"> <text:s text:c="15"/></text:span><text:span text:style-name="T6">lock</text:span><text:span text:style-name="T4">.unlock()</text:span><text:span text:style-name="T3">;</text:span><text:line-break/><text:span text:style-name="T3"> <text:s text:c="11"/></text:span><text:span text:style-name="T4"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3">void </text:span><text:span text:style-name="T8">dajWidelce</text:span><text:span text:style-name="T4">(Filozof filozof) {</text:span><text:line-break/><text:span text:style-name="T4"> <text:s text:c="7"/></text:span><text:span text:style-name="T6">lock</text:span><text:span text:style-name="T4">.lock()</text:span><text:span text:style-name="T3">;</text:span><text:line-break/><text:span text:style-name="T3"> <text:s text:c="7"/>try </text:span><text:span text:style-name="T4">{</text:span><text:line-break/><text:span text:style-name="T4"> <text:s text:c="11"/>filozof.</text:span><text:span text:style-name="T6">s</text:span><text:span text:style-name="T4">.acquire()</text:span><text:span text:style-name="T3">;</text:span><text:line-break/><text:span text:style-name="T3"> <text:s text:c="7"/></text:span><text:span text:style-name="T4">} </text:span><text:span text:style-name="T3">catch </text:span><text:span text:style-name="T4">(InterruptedException e) {</text:span><text:line-break/><text:soft-page-break/><text:span text:style-name="T4"> <text:s text:c="11"/>e.printStackTrace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6">queue</text:span><text:span text:style-name="T4">.add(filozof)</text:span><text:span text:style-name="T3">;</text:span><text:line-break/><text:span text:style-name="T3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void </text:span><text:span text:style-name="T8">odbierz</text:span><text:span text:style-name="T4">(Filozof filozof) {</text:span><text:line-break/><text:span text:style-name="T4"> <text:s text:c="7"/></text:span><text:span text:style-name="T6">lock</text:span><text:span text:style-name="T4">.lock()</text:span><text:span text:style-name="T3">;</text:span><text:line-break/><text:span text:style-name="T3"> <text:s text:c="7"/></text:span><text:span text:style-name="T6">forks</text:span><text:span text:style-name="T4">.addAndGet(</text:span><text:span text:style-name="T9">2</text:span><text:span text:style-name="T4">)</text:span><text:span text:style-name="T3">;</text:span><text:line-break/><text:span text:style-name="T3"> <text:s text:c="7"/></text:span><text:span text:style-name="T4">filozof.</text:span><text:span text:style-name="T6">s</text:span><text:span text:style-name="T4">.release()</text:span><text:span text:style-name="T3">;</text:span><text:line-break/><text:span text:style-name="T3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ilozof </text:span><text:span text:style-name="T3">extends </text:span><text:span text:style-name="T4">Thread {</text:span><text:line-break/><text:span text:style-name="T4"> <text:s text:c="3"/>Semaphore </text:span><text:span text:style-name="T6">s </text:span><text:span text:style-name="T4">= </text:span><text:span text:style-name="T3">new </text:span><text:span text:style-name="T4">Semaphore(</text:span><text:span text:style-name="T9">1</text:span><text:span text:style-name="T4">)</text:span><text:span text:style-name="T3">;</text:span><text:line-break/><text:span text:style-name="T3"> <text:s text:c="3"/>private int </text:span><text:span text:style-name="T6">_licznik </text:span><text:span text:style-name="T4">= </text:span><text:span text:style-name="T9">0</text:span><text:span text:style-name="T3">;</text:span><text:line-break/><text:span text:style-name="T3"> <text:s text:c="3"/></text:span><text:span text:style-name="T4">Lokaj </text:span><text:span text:style-name="T6">l</text:span><text:span text:style-name="T3">;</text:span><text:line-break/><text:line-break/><text:span text:style-name="T3"> <text:s text:c="3"/></text:span><text:span text:style-name="T8">Filozof</text:span><text:span text:style-name="T4">(Lokaj l) {</text:span><text:line-break/><text:span text:style-name="T4"> <text:s text:c="7"/></text:span><text:span text:style-name="T3">this</text:span><text:span text:style-name="T4">.</text:span><text:span text:style-name="T6">l </text:span><text:span text:style-name="T4">= l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3">true</text:span><text:span text:style-name="T4">) {</text:span><text:line-break/><text:span text:style-name="T4"> <text:s text:c="11"/></text:span><text:span text:style-name="T6">l</text:span><text:span text:style-name="T4">.dajWidelce(</text:span><text:span text:style-name="T3">this</text:span><text:span text:style-name="T4">)</text:span><text:span text:style-name="T3">;</text:span><text:line-break/><text:span text:style-name="T3"> <text:s text:c="11"/>try </text:span><text:span text:style-name="T4">{</text:span><text:line-break/><text:span text:style-name="T4"> <text:s text:c="15"/></text:span><text:span text:style-name="T6">s</text:span><text:span text:style-name="T4">.acquire()</text:span><text:span text:style-name="T3">;</text:span><text:line-break/><text:span text:style-name="T3"> <text:s text:c="11"/></text:span><text:span text:style-name="T4">} </text:span><text:span text:style-name="T3">catch </text:span><text:span text:style-name="T4">(InterruptedException e) {</text:span><text:line-break/><text:span text:style-name="T4"> <text:s text:c="15"/>e.printStackTrace()</text:span><text:span text:style-name="T3">;</text:span><text:line-break/><text:span text:style-name="T3"> <text:s text:c="11"/></text:span><text:span text:style-name="T4">}</text:span><text:line-break/><text:span text:style-name="T4"> <text:s text:c="11"/>++</text:span><text:span text:style-name="T6">_licznik</text:span><text:span text:style-name="T3">;</text:span><text:line-break/><text:span text:style-name="T3"> <text:s text:c="11"/>if </text:span><text:span text:style-name="T4">(</text:span><text:span text:style-name="T6">_licznik </text:span><text:span text:style-name="T4">% </text:span><text:span text:style-name="T9">100 </text:span><text:span text:style-name="T4">== </text:span><text:span text:style-name="T9">0</text:span><text:span text:style-name="T4">) {</text:span><text:line-break/><text:span text:style-name="T4"> <text:s text:c="15"/>System.</text:span><text:span text:style-name="T7">out</text:span><text:span text:style-name="T4">.println(</text:span><text:span text:style-name="T11">"Filozof: " </text:span><text:span text:style-name="T4">+ Thread.</text:span><text:span text:style-name="T5">currentThread</text:span><text:span text:style-name="T4">() +</text:span><text:line-break/><text:span text:style-name="T4"> <text:s text:c="23"/></text:span><text:span text:style-name="T11">"jadlem " </text:span><text:span text:style-name="T4">+ </text:span><text:span text:style-name="T6">_licznik </text:span><text:span text:style-name="T4">+ </text:span><text:span text:style-name="T11">" razy"</text:span><text:span text:style-name="T4">)</text:span><text:span text:style-name="T3">;</text:span><text:line-break/><text:span text:style-name="T3"> <text:s text:c="11"/></text:span><text:span text:style-name="T4">}</text:span><text:line-break/><text:span text:style-name="T4"> <text:s text:c="11"/></text:span><text:span text:style-name="T6">l</text:span><text:span text:style-name="T4">.odbierz(</text:span><text:span text:style-name="T3">this</text:span><text:span text:style-name="T4">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text:line-break/><text:line-break/><text:span text:style-name="T3">public class </text:span><text:span text:style-name="T4">MainC {</text:span><text:line-break/><text:span text:style-name="T4"> <text:s text:c="3"/></text:span><text:span text:style-name="T3">public static void </text:span><text:span text:style-name="T8">main</text:span><text:span text:style-name="T4">(String[] args) </text:span><text:span text:style-name="T3">throws </text:span><text:span text:style-name="T4">Exception {</text:span><text:line-break/><text:span text:style-name="T4"> <text:s text:c="7"/>Lokaj lokaj = </text:span><text:span text:style-name="T3">new </text:span><text:span text:style-name="T4">Lokaj()</text:span><text:span text:style-name="T3">;</text:span><text:line-break/><text:span text:style-name="T3"> <text:s text:c="7"/></text:span><text:span text:style-name="T4">Filozof[] filozofowie = </text:span><text:span text:style-name="T3">new </text:span><text:span text:style-name="T4">Filozof[</text:span><text:span text:style-name="T9">5</text:span><text:span text:style-name="T4">]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 = </text:span><text:span text:style-name="T3">new </text:span><text:span text:style-name="T4">Filozof(lokaj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start = System.</text:span><text:span text:style-name="T5">nanoTime</text:span><text:span text:style-name="T4">()</text:span><text:span text:style-name="T3">;</text:span><text:line-break/><text:span text:style-name="T3"> <text:s text:c="7"/></text:span><text:span text:style-name="T4">lokaj.start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start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join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exit = System.</text:span><text:span text:style-name="T5">nanoTime</text:span><text:span text:style-name="T4">()</text:span><text:span text:style-name="T3">;</text:span><text:line-break/><text:span text:style-name="T3"> <text:s text:c="7"/></text:span><text:span text:style-name="T4">System.</text:span><text:span text:style-name="T7">out</text:span><text:span text:style-name="T4">.println(exit - start)</text:span><text:span text:style-name="T3">;</text:span><text:line-break/><text:span text:style-name="T3"> <text:s text:c="3"/></text:span><text:span text:style-name="T4">}</text:span><text:line-break/><text:span text:style-name="T4">}</text:span></text:p>
      <text:p text:style-name="P5">Kod źródłowy 3. Implementacja rozwiązania problemu pięciu filozofów z lokajem.</text:p>
      <text:p text:style-name="P5"/>
      <text:p text:style-name="P8">Po zaimplementowaniu zrobiłem testy porównujące drugą oraz trzecią implementację. Kryteriami był czas spożywania przez wszystkich filozofów co najmniej milion jednostek jedzenia oraz sprawiedliwość rozdziału żywności w ciągu 20 sekund działania programu.</text:p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Rozwiązanie 2</text:p>
          </table:table-cell>
          <table:table-cell table:style-name="Table1.C1" office:value-type="string">
            <text:p text:style-name="P15">Rozwiązanie 3 (Lokaj)</text:p>
          </table:table-cell>
        </table:table-row>
        <table:table-row>
          <table:table-cell table:style-name="Table1.A2" office:value-type="string">
            <text:p text:style-name="P15">1.000.000 jednostek jedzenia</text:p>
          </table:table-cell>
          <table:table-cell table:style-name="Table1.A2" office:value-type="string">
            <text:p text:style-name="Table_20_Contents">1.125.375.323 <text:span text:style-name="T12">ns</text:span></text:p>
          </table:table-cell>
          <table:table-cell table:style-name="Table1.C2" office:value-type="string">
            <text:p text:style-name="Table_20_Contents">25.494.113.326 <text:span text:style-name="T12">ns</text:span></text:p>
          </table:table-cell>
        </table:table-row>
      </table:table>
      <text:p text:style-name="P8"/>
      <text:p text:style-name="P8"/>
      <text:p text:style-name="P8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Jak widać, pierwszy sposób jest o wiele szybszy, ale nie jest sprawiedliwy i może w krytycznej sytuacji zagłodzić któryś z wątków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ohit Devanagari1" svg:font-family="'Lohit Devanagari'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0:42:50.303161864</meta:creation-date>
    <dc:date>2019-11-18T21:36:34.342354707</dc:date>
    <meta:editing-duration>PT33M22S</meta:editing-duration>
    <meta:editing-cycles>5</meta:editing-cycles>
    <meta:generator>LibreOffice/6.0.7.3$Linux_X86_64 LibreOffice_project/00m0$Build-3</meta:generator>
    <meta:document-statistic meta:table-count="1" meta:image-count="0" meta:object-count="1" meta:page-count="5" meta:paragraph-count="23" meta:word-count="797" meta:character-count="7136" meta:non-whitespace-character-count="49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-0.485cm" svg:y="0.315cm" chart:style-name="ch2">
          <text:p>Wykres zjedzonych jednostek jedzenia przez poszczególnych filozofów w 20 sekund</text:p>
        </chart:title>
        <chart:legend chart:legend-position="end" svg:x="13.788cm" svg:y="3.951cm" style:legend-expansion="high" chart:style-name="ch3"/>
        <chart:plot-area chart:style-name="ch4" chart:data-source-has-labels="both" svg:x="1.33cm" svg:y="1.273cm" svg:width="12.139cm" svg:height="6.566cm">
          <chartooo:coordinate-region svg:x="3.063cm" svg:y="1.472cm" svg:width="10.406cm" svg:height="5.72cm"/>
          <chart:axis chart:dimension="x" chart:name="primary-x" chart:style-name="ch5" chartooo:axis-type="auto">
            <chartooo:date-scale/>
            <chart:title svg:x="6.522cm" svg:y="8.018cm" chart:style-name="ch6">
              <text:p>Filozofowie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963cm" chart:style-name="ch8">
              <text:p>Jednostki jedzenia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Filozof 1</text:p>
              </table:table-cell>
              <table:table-cell office:value-type="float" office:value="12713300">
                <text:p>12713300</text:p>
              </table:table-cell>
              <table:table-cell office:value-type="float" office:value="706000">
                <text:p>706000</text:p>
              </table:table-cell>
            </table:table-row>
            <table:table-row>
              <table:table-cell office:value-type="string">
                <text:p>Filozof 2</text:p>
              </table:table-cell>
              <table:table-cell office:value-type="float" office:value="14485300">
                <text:p>14485300</text:p>
              </table:table-cell>
              <table:table-cell office:value-type="float" office:value="707500">
                <text:p>707500</text:p>
              </table:table-cell>
            </table:table-row>
            <table:table-row>
              <table:table-cell office:value-type="string">
                <text:p>Filozof 3</text:p>
              </table:table-cell>
              <table:table-cell office:value-type="float" office:value="8892000">
                <text:p>8892000</text:p>
              </table:table-cell>
              <table:table-cell office:value-type="float" office:value="703800">
                <text:p>703800</text:p>
              </table:table-cell>
            </table:table-row>
            <table:table-row>
              <table:table-cell office:value-type="string">
                <text:p>Filozof 4</text:p>
              </table:table-cell>
              <table:table-cell office:value-type="float" office:value="17635600">
                <text:p>17635600</text:p>
              </table:table-cell>
              <table:table-cell office:value-type="float" office:value="705900">
                <text:p>705900</text:p>
              </table:table-cell>
            </table:table-row>
            <table:table-row>
              <table:table-cell office:value-type="string">
                <text:p>Filozof 5</text:p>
              </table:table-cell>
              <table:table-cell office:value-type="float" office:value="13661900">
                <text:p>13661900</text:p>
              </table:table-cell>
              <table:table-cell office:value-type="float" office:value="704800">
                <text:p>704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